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oom 1</text:p>
          </table:table-cell>
          <table:table-cell office:value-type="string" calcext:value-type="string">
            <text:p>Room 2</text:p>
          </table:table-cell>
          <table:table-cell office:value-type="string" calcext:value-type="string">
            <text:p>Room 3</text:p>
          </table:table-cell>
          <table:table-cell office:value-type="string" calcext:value-type="string">
            <text:p>Room 4</text:p>
          </table:table-cell>
          <table:table-cell office:value-type="string" calcext:value-type="string">
            <text:p>Room 5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0H00M00S" calcext:value-type="time">
            <text:p>00: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0H10M00S" calcext:value-type="time">
            <text:p>00: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0H20M00S" calcext:value-type="time">
            <text:p>00: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0H30M00S" calcext:value-type="time">
            <text:p>00: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0H40M00S" calcext:value-type="time">
            <text:p>00:4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0H50M00S" calcext:value-type="time">
            <text:p>00: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1H00M00S" calcext:value-type="time">
            <text:p>01: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1H10M00S" calcext:value-type="time">
            <text:p>01: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1H20M00S" calcext:value-type="time">
            <text:p>01: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1H30M00S" calcext:value-type="time">
            <text:p>01: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1H40M00S" calcext:value-type="time">
            <text:p>01:4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1H50M00S" calcext:value-type="time">
            <text:p>01: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2H00M00S" calcext:value-type="time">
            <text:p>02: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2H10M00S" calcext:value-type="time">
            <text:p>02: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2H20M00S" calcext:value-type="time">
            <text:p>02: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2H30M00S" calcext:value-type="time">
            <text:p>02: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2H40M00S" calcext:value-type="time">
            <text:p>02:4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2H50M00S" calcext:value-type="time">
            <text:p>02: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3H00M00S" calcext:value-type="time">
            <text:p>03: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3H10M00S" calcext:value-type="time">
            <text:p>03: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3H20M00S" calcext:value-type="time">
            <text:p>03: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3H30M00S" calcext:value-type="time">
            <text:p>03: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3H40M00S" calcext:value-type="time">
            <text:p>03:4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3H50M00S" calcext:value-type="time">
            <text:p>03: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4H00M00S" calcext:value-type="time">
            <text:p>04: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4H10M00S" calcext:value-type="time">
            <text:p>04: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4H20M00S" calcext:value-type="time">
            <text:p>04: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4H30M00S" calcext:value-type="time">
            <text:p>04: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4H40M00S" calcext:value-type="time">
            <text:p>04:4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4H50M00S" calcext:value-type="time">
            <text:p>04: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5H00M00S" calcext:value-type="time">
            <text:p>05: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5H10M00S" calcext:value-type="time">
            <text:p>05: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5H20M00S" calcext:value-type="time">
            <text:p>05: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5H30M00S" calcext:value-type="time">
            <text:p>05: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5H40M00S" calcext:value-type="time">
            <text:p>05:4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5H50M00S" calcext:value-type="time">
            <text:p>05: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6H00M00S" calcext:value-type="time">
            <text:p>06: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6H10M00S" calcext:value-type="time">
            <text:p>06: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6H20M00S" calcext:value-type="time">
            <text:p>06: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6H30M00S" calcext:value-type="time">
            <text:p>06:3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6H40M00S" calcext:value-type="time">
            <text:p>06:4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6H50M00S" calcext:value-type="time">
            <text:p>06:5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7H10M00S" calcext:value-type="time">
            <text:p>07: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7H20M00S" calcext:value-type="time">
            <text:p>07: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7H30M00S" calcext:value-type="time">
            <text:p>07: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7H40M00S" calcext:value-type="time">
            <text:p>07: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7H50M00S" calcext:value-type="time">
            <text:p>07: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8H00M00S" calcext:value-type="time">
            <text:p>08: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8H10M00S" calcext:value-type="time">
            <text:p>08: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8H20M00S" calcext:value-type="time">
            <text:p>08: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8H30M00S" calcext:value-type="time">
            <text:p>08: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8H40M00S" calcext:value-type="time">
            <text:p>08: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8H50M00S" calcext:value-type="time">
            <text:p>08: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9H00M00S" calcext:value-type="time">
            <text:p>09: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9H10M00S" calcext:value-type="time">
            <text:p>09: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9H20M00S" calcext:value-type="time">
            <text:p>09: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9H30M00S" calcext:value-type="time">
            <text:p>09: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9H40M00S" calcext:value-type="time">
            <text:p>09: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9H50M00S" calcext:value-type="time">
            <text:p>09: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0H00M00S" calcext:value-type="time">
            <text:p>10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0H10M00S" calcext:value-type="time">
            <text:p>10: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0H20M00S" calcext:value-type="time">
            <text:p>10:2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0H30M00S" calcext:value-type="time">
            <text:p>10:3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0H40M00S" calcext:value-type="time">
            <text:p>10:4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0H50M00S" calcext:value-type="time">
            <text:p>10:5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1H00M00S" calcext:value-type="time">
            <text:p>11: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1H10M00S" calcext:value-type="time">
            <text:p>11: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1H20M00S" calcext:value-type="time">
            <text:p>11: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1H30M00S" calcext:value-type="time">
            <text:p>11:3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1H40M00S" calcext:value-type="time">
            <text:p>11:4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1H50M00S" calcext:value-type="time">
            <text:p>11: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00M00S" calcext:value-type="time">
            <text:p>12: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10M00S" calcext:value-type="time">
            <text:p>12: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20M00S" calcext:value-type="time">
            <text:p>12: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30M00S" calcext:value-type="time">
            <text:p>12: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40M00S" calcext:value-type="time">
            <text:p>12: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50M00S" calcext:value-type="time">
            <text:p>12: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3H00M00S" calcext:value-type="time">
            <text:p>13: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3H10M00S" calcext:value-type="time">
            <text:p>13: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3H20M00S" calcext:value-type="time">
            <text:p>13: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3H30M00S" calcext:value-type="time">
            <text:p>13: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3H40M00S" calcext:value-type="time">
            <text:p>13:4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3H50M00S" calcext:value-type="time">
            <text:p>13: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4H00M00S" calcext:value-type="time">
            <text:p>14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4H10M00S" calcext:value-type="time">
            <text:p>14: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4H20M00S" calcext:value-type="time">
            <text:p>14: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4H30M00S" calcext:value-type="time">
            <text:p>14:3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4H40M00S" calcext:value-type="time">
            <text:p>14:4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4H50M00S" calcext:value-type="time">
            <text:p>14:5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5H00M00S" calcext:value-type="time">
            <text:p>15: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5H10M00S" calcext:value-type="time">
            <text:p>15: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5H20M00S" calcext:value-type="time">
            <text:p>15:2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5H30M00S" calcext:value-type="time">
            <text:p>15:3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5H40M00S" calcext:value-type="time">
            <text:p>15:4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5H50M00S" calcext:value-type="time">
            <text:p>15:5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6H00M00S" calcext:value-type="time">
            <text:p>16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6H10M00S" calcext:value-type="time">
            <text:p>16:1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6H20M00S" calcext:value-type="time">
            <text:p>16:2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6H30M00S" calcext:value-type="time">
            <text:p>16:3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6H40M00S" calcext:value-type="time">
            <text:p>16:4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6H50M00S" calcext:value-type="time">
            <text:p>16:5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7H00M00S" calcext:value-type="time">
            <text:p>17:0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7H10M00S" calcext:value-type="time">
            <text:p>17: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7H20M00S" calcext:value-type="time">
            <text:p>17: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7H30M00S" calcext:value-type="time">
            <text:p>17: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7H40M00S" calcext:value-type="time">
            <text:p>17: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7H50M00S" calcext:value-type="time">
            <text:p>17:5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0M00S" calcext:value-type="time">
            <text:p>18: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20M00S" calcext:value-type="time">
            <text:p>18: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30M00S" calcext:value-type="time">
            <text:p>18: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40M00S" calcext:value-type="time">
            <text:p>18: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50M00S" calcext:value-type="time">
            <text:p>18: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00M00S" calcext:value-type="time">
            <text:p>19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10M00S" calcext:value-type="time">
            <text:p>19: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20M00S" calcext:value-type="time">
            <text:p>19: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0M00S" calcext:value-type="time">
            <text:p>19: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40M00S" calcext:value-type="time">
            <text:p>19: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50M00S" calcext:value-type="time">
            <text:p>19: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20H00M00S" calcext:value-type="time">
            <text:p>20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20H10M00S" calcext:value-type="time">
            <text:p>20: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20H20M00S" calcext:value-type="time">
            <text:p>20: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20H30M00S" calcext:value-type="time">
            <text:p>20: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20H40M00S" calcext:value-type="time">
            <text:p>20: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20H50M00S" calcext:value-type="time">
            <text:p>20: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21H00M00S" calcext:value-type="time">
            <text:p>21: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21H10M00S" calcext:value-type="time">
            <text:p>21: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21H20M00S" calcext:value-type="time">
            <text:p>21: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21H30M00S" calcext:value-type="time">
            <text:p>21: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21H40M00S" calcext:value-type="time">
            <text:p>21:4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21H50M00S" calcext:value-type="time">
            <text:p>21: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22H00M00S" calcext:value-type="time">
            <text:p>22: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22H10M00S" calcext:value-type="time">
            <text:p>22: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22H20M00S" calcext:value-type="time">
            <text:p>22: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22H30M00S" calcext:value-type="time">
            <text:p>22: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22H40M00S" calcext:value-type="time">
            <text:p>22:4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22H50M00S" calcext:value-type="time">
            <text:p>22: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23H00M00S" calcext:value-type="time">
            <text:p>23: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23H10M00S" calcext:value-type="time">
            <text:p>23: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23H20M00S" calcext:value-type="time">
            <text:p>23: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23H30M00S" calcext:value-type="time">
            <text:p>23: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23H40M00S" calcext:value-type="time">
            <text:p>23:4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23H50M00S" calcext:value-type="time">
            <text:p>23: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0H00M00S" calcext:value-type="time">
            <text:p>00: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0H10M00S" calcext:value-type="time">
            <text:p>00: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0H20M00S" calcext:value-type="time">
            <text:p>00: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0H30M00S" calcext:value-type="time">
            <text:p>00: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0H40M00S" calcext:value-type="time">
            <text:p>00: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0H50M00S" calcext:value-type="time">
            <text:p>00: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1H00M00S" calcext:value-type="time">
            <text:p>01: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1H10M00S" calcext:value-type="time">
            <text:p>01: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1H20M00S" calcext:value-type="time">
            <text:p>01: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1H30M00S" calcext:value-type="time">
            <text:p>01: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1H40M00S" calcext:value-type="time">
            <text:p>01: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1H50M00S" calcext:value-type="time">
            <text:p>01: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2H00M00S" calcext:value-type="time">
            <text:p>02: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2H10M00S" calcext:value-type="time">
            <text:p>02: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2H20M00S" calcext:value-type="time">
            <text:p>02: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2H30M00S" calcext:value-type="time">
            <text:p>02: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2H40M00S" calcext:value-type="time">
            <text:p>02:4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2H50M00S" calcext:value-type="time">
            <text:p>02: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3H00M00S" calcext:value-type="time">
            <text:p>03: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3H10M00S" calcext:value-type="time">
            <text:p>03: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3H20M00S" calcext:value-type="time">
            <text:p>03: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3H30M00S" calcext:value-type="time">
            <text:p>03: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3H40M00S" calcext:value-type="time">
            <text:p>03: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3H50M00S" calcext:value-type="time">
            <text:p>03: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4H10M00S" calcext:value-type="time">
            <text:p>04: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4H20M00S" calcext:value-type="time">
            <text:p>04: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4H30M00S" calcext:value-type="time">
            <text:p>04: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4H40M00S" calcext:value-type="time">
            <text:p>04:4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4H50M00S" calcext:value-type="time">
            <text:p>04: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5H00M00S" calcext:value-type="time">
            <text:p>05: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5H10M00S" calcext:value-type="time">
            <text:p>05: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5H20M00S" calcext:value-type="time">
            <text:p>05: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5H30M00S" calcext:value-type="time">
            <text:p>05: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5H40M00S" calcext:value-type="time">
            <text:p>05: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5H50M00S" calcext:value-type="time">
            <text:p>05: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6H00M00S" calcext:value-type="time">
            <text:p>06: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6H10M00S" calcext:value-type="time">
            <text:p>06: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6H20M00S" calcext:value-type="time">
            <text:p>06: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6H30M00S" calcext:value-type="time">
            <text:p>06: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6H40M00S" calcext:value-type="time">
            <text:p>06: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6H50M00S" calcext:value-type="time">
            <text:p>06: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7H10M00S" calcext:value-type="time">
            <text:p>07: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7H20M00S" calcext:value-type="time">
            <text:p>07: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7H30M00S" calcext:value-type="time">
            <text:p>07: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7H40M00S" calcext:value-type="time">
            <text:p>07: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7H50M00S" calcext:value-type="time">
            <text:p>07: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8H00M00S" calcext:value-type="time">
            <text:p>08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8H10M00S" calcext:value-type="time">
            <text:p>08: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8H20M00S" calcext:value-type="time">
            <text:p>08: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8H30M00S" calcext:value-type="time">
            <text:p>08:3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8H40M00S" calcext:value-type="time">
            <text:p>08: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8H50M00S" calcext:value-type="time">
            <text:p>08: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9H00M00S" calcext:value-type="time">
            <text:p>09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9H10M00S" calcext:value-type="time">
            <text:p>09: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9H20M00S" calcext:value-type="time">
            <text:p>09: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9H30M00S" calcext:value-type="time">
            <text:p>09: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9H40M00S" calcext:value-type="time">
            <text:p>09: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9H50M00S" calcext:value-type="time">
            <text:p>09: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0H10M00S" calcext:value-type="time">
            <text:p>10: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0H20M00S" calcext:value-type="time">
            <text:p>10: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0H30M00S" calcext:value-type="time">
            <text:p>10: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0H40M00S" calcext:value-type="time">
            <text:p>10:4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0H50M00S" calcext:value-type="time">
            <text:p>10: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1H00M00S" calcext:value-type="time">
            <text:p>11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1H10M00S" calcext:value-type="time">
            <text:p>11: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1H20M00S" calcext:value-type="time">
            <text:p>11: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1H30M00S" calcext:value-type="time">
            <text:p>11: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1H40M00S" calcext:value-type="time">
            <text:p>11: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1H50M00S" calcext:value-type="time">
            <text:p>11: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2H10M00S" calcext:value-type="time">
            <text:p>12: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2H20M00S" calcext:value-type="time">
            <text:p>12: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2H30M00S" calcext:value-type="time">
            <text:p>12: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2H40M00S" calcext:value-type="time">
            <text:p>12: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2H50M00S" calcext:value-type="time">
            <text:p>12: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3H00M00S" calcext:value-type="time">
            <text:p>13: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3H10M00S" calcext:value-type="time">
            <text:p>13: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3H20M00S" calcext:value-type="time">
            <text:p>13: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3H30M00S" calcext:value-type="time">
            <text:p>13: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3H40M00S" calcext:value-type="time">
            <text:p>13: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3H50M00S" calcext:value-type="time">
            <text:p>13: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4H00M00S" calcext:value-type="time">
            <text:p>14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4H10M00S" calcext:value-type="time">
            <text:p>14: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4H20M00S" calcext:value-type="time">
            <text:p>14: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4H30M00S" calcext:value-type="time">
            <text:p>14: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4H40M00S" calcext:value-type="time">
            <text:p>14: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4H50M00S" calcext:value-type="time">
            <text:p>14: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5H10M00S" calcext:value-type="time">
            <text:p>15: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5H20M00S" calcext:value-type="time">
            <text:p>15: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5H30M00S" calcext:value-type="time">
            <text:p>15: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5H40M00S" calcext:value-type="time">
            <text:p>15: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5H50M00S" calcext:value-type="time">
            <text:p>15: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6H00M00S" calcext:value-type="time">
            <text:p>16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6H10M00S" calcext:value-type="time">
            <text:p>16: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6H20M00S" calcext:value-type="time">
            <text:p>16: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6H30M00S" calcext:value-type="time">
            <text:p>16: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6H40M00S" calcext:value-type="time">
            <text:p>16: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6H50M00S" calcext:value-type="time">
            <text:p>16: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7H00M00S" calcext:value-type="time">
            <text:p>17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7H10M00S" calcext:value-type="time">
            <text:p>17: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7H20M00S" calcext:value-type="time">
            <text:p>17: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7H30M00S" calcext:value-type="time">
            <text:p>17: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7H40M00S" calcext:value-type="time">
            <text:p>17: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7H50M00S" calcext:value-type="time">
            <text:p>17: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0M00S" calcext:value-type="time">
            <text:p>18: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20M00S" calcext:value-type="time">
            <text:p>18: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30M00S" calcext:value-type="time">
            <text:p>18:3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40M00S" calcext:value-type="time">
            <text:p>18:4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50M00S" calcext:value-type="time">
            <text:p>18:5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10M00S" calcext:value-type="time">
            <text:p>19: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20M00S" calcext:value-type="time">
            <text:p>19: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0M00S" calcext:value-type="time">
            <text:p>19: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40M00S" calcext:value-type="time">
            <text:p>19: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50M00S" calcext:value-type="time">
            <text:p>19: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20H00M00S" calcext:value-type="time">
            <text:p>20: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20H10M00S" calcext:value-type="time">
            <text:p>20: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20H20M00S" calcext:value-type="time">
            <text:p>20: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20H30M00S" calcext:value-type="time">
            <text:p>20: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20H40M00S" calcext:value-type="time">
            <text:p>20: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20H50M00S" calcext:value-type="time">
            <text:p>20: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21H00M00S" calcext:value-type="time">
            <text:p>21: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21H10M00S" calcext:value-type="time">
            <text:p>21: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21H20M00S" calcext:value-type="time">
            <text:p>21: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21H30M00S" calcext:value-type="time">
            <text:p>21: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21H40M00S" calcext:value-type="time">
            <text:p>21: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21H50M00S" calcext:value-type="time">
            <text:p>21: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22H00M00S" calcext:value-type="time">
            <text:p>22: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22H10M00S" calcext:value-type="time">
            <text:p>22: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22H20M00S" calcext:value-type="time">
            <text:p>22: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22H30M00S" calcext:value-type="time">
            <text:p>22: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22H40M00S" calcext:value-type="time">
            <text:p>22:4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22H50M00S" calcext:value-type="time">
            <text:p>22: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23H10M00S" calcext:value-type="time">
            <text:p>23: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23H20M00S" calcext:value-type="time">
            <text:p>23: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23H30M00S" calcext:value-type="time">
            <text:p>23: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23H40M00S" calcext:value-type="time">
            <text:p>23: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23H50M00S" calcext:value-type="time">
            <text:p>23: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0H00M00S" calcext:value-type="time">
            <text:p>00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0H10M00S" calcext:value-type="time">
            <text:p>00: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0H20M00S" calcext:value-type="time">
            <text:p>00: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0H30M00S" calcext:value-type="time">
            <text:p>00: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0H40M00S" calcext:value-type="time">
            <text:p>00: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0H50M00S" calcext:value-type="time">
            <text:p>00: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1H00M00S" calcext:value-type="time">
            <text:p>01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1H10M00S" calcext:value-type="time">
            <text:p>01: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1H20M00S" calcext:value-type="time">
            <text:p>01: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1H30M00S" calcext:value-type="time">
            <text:p>01: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1H40M00S" calcext:value-type="time">
            <text:p>01: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1H50M00S" calcext:value-type="time">
            <text:p>01: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2H00M00S" calcext:value-type="time">
            <text:p>02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2H10M00S" calcext:value-type="time">
            <text:p>02: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2H20M00S" calcext:value-type="time">
            <text:p>02: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2H30M00S" calcext:value-type="time">
            <text:p>02: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2H40M00S" calcext:value-type="time">
            <text:p>02: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2H50M00S" calcext:value-type="time">
            <text:p>02: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3H00M00S" calcext:value-type="time">
            <text:p>03: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3H10M00S" calcext:value-type="time">
            <text:p>03: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3H20M00S" calcext:value-type="time">
            <text:p>03: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3H30M00S" calcext:value-type="time">
            <text:p>03: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3H40M00S" calcext:value-type="time">
            <text:p>03: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3H50M00S" calcext:value-type="time">
            <text:p>03: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4H00M00S" calcext:value-type="time">
            <text:p>04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4H10M00S" calcext:value-type="time">
            <text:p>04: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4H20M00S" calcext:value-type="time">
            <text:p>04: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4H30M00S" calcext:value-type="time">
            <text:p>04: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4H40M00S" calcext:value-type="time">
            <text:p>04:4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4H50M00S" calcext:value-type="time">
            <text:p>04: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5H00M00S" calcext:value-type="time">
            <text:p>05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5H10M00S" calcext:value-type="time">
            <text:p>05: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5H20M00S" calcext:value-type="time">
            <text:p>05: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5H30M00S" calcext:value-type="time">
            <text:p>05: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5H40M00S" calcext:value-type="time">
            <text:p>05: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5H50M00S" calcext:value-type="time">
            <text:p>05: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6H00M00S" calcext:value-type="time">
            <text:p>06: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6H10M00S" calcext:value-type="time">
            <text:p>06: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6H20M00S" calcext:value-type="time">
            <text:p>06: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6H30M00S" calcext:value-type="time">
            <text:p>06: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6H40M00S" calcext:value-type="time">
            <text:p>06: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6H50M00S" calcext:value-type="time">
            <text:p>06: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7H10M00S" calcext:value-type="time">
            <text:p>07: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7H20M00S" calcext:value-type="time">
            <text:p>07: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7H30M00S" calcext:value-type="time">
            <text:p>07: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7H40M00S" calcext:value-type="time">
            <text:p>07: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7H50M00S" calcext:value-type="time">
            <text:p>07: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8H00M00S" calcext:value-type="time">
            <text:p>08: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8H10M00S" calcext:value-type="time">
            <text:p>08: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8H20M00S" calcext:value-type="time">
            <text:p>08: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8H30M00S" calcext:value-type="time">
            <text:p>08: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8H40M00S" calcext:value-type="time">
            <text:p>08: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8H50M00S" calcext:value-type="time">
            <text:p>08: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9H00M00S" calcext:value-type="time">
            <text:p>09: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9H10M00S" calcext:value-type="time">
            <text:p>09: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9H20M00S" calcext:value-type="time">
            <text:p>09: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9H30M00S" calcext:value-type="time">
            <text:p>09: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9H40M00S" calcext:value-type="time">
            <text:p>09: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9H50M00S" calcext:value-type="time">
            <text:p>09: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0H00M00S" calcext:value-type="time">
            <text:p>10: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0H10M00S" calcext:value-type="time">
            <text:p>10: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0H20M00S" calcext:value-type="time">
            <text:p>10: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0H30M00S" calcext:value-type="time">
            <text:p>10: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0H40M00S" calcext:value-type="time">
            <text:p>10: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0H50M00S" calcext:value-type="time">
            <text:p>10: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1H00M00S" calcext:value-type="time">
            <text:p>11: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1H10M00S" calcext:value-type="time">
            <text:p>11: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1H20M00S" calcext:value-type="time">
            <text:p>11: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1H30M00S" calcext:value-type="time">
            <text:p>11: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1H40M00S" calcext:value-type="time">
            <text:p>11: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1H50M00S" calcext:value-type="time">
            <text:p>11: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00M00S" calcext:value-type="time">
            <text:p>12: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10M00S" calcext:value-type="time">
            <text:p>12: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20M00S" calcext:value-type="time">
            <text:p>12: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0M00S" calcext:value-type="time">
            <text:p>12: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0M00S" calcext:value-type="time">
            <text:p>12: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50M00S" calcext:value-type="time">
            <text:p>12: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3H00M00S" calcext:value-type="time">
            <text:p>13: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3H10M00S" calcext:value-type="time">
            <text:p>13: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3H20M00S" calcext:value-type="time">
            <text:p>13: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3H30M00S" calcext:value-type="time">
            <text:p>13: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3H40M00S" calcext:value-type="time">
            <text:p>13: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3H50M00S" calcext:value-type="time">
            <text:p>13: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4H00M00S" calcext:value-type="time">
            <text:p>14: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4H10M00S" calcext:value-type="time">
            <text:p>14: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4H20M00S" calcext:value-type="time">
            <text:p>14: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4H30M00S" calcext:value-type="time">
            <text:p>14: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4H40M00S" calcext:value-type="time">
            <text:p>14: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4H50M00S" calcext:value-type="time">
            <text:p>14: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5H00M00S" calcext:value-type="time">
            <text:p>15: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5H10M00S" calcext:value-type="time">
            <text:p>15: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5H20M00S" calcext:value-type="time">
            <text:p>15: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5H30M00S" calcext:value-type="time">
            <text:p>15: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5H40M00S" calcext:value-type="time">
            <text:p>15: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5H50M00S" calcext:value-type="time">
            <text:p>15: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6H00M00S" calcext:value-type="time">
            <text:p>16: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6H10M00S" calcext:value-type="time">
            <text:p>16: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6H20M00S" calcext:value-type="time">
            <text:p>16: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6H30M00S" calcext:value-type="time">
            <text:p>16: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6H40M00S" calcext:value-type="time">
            <text:p>16: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6H50M00S" calcext:value-type="time">
            <text:p>16: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7H00M00S" calcext:value-type="time">
            <text:p>17: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7H10M00S" calcext:value-type="time">
            <text:p>17: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7H20M00S" calcext:value-type="time">
            <text:p>17: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7H30M00S" calcext:value-type="time">
            <text:p>17: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7H40M00S" calcext:value-type="time">
            <text:p>17: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7H50M00S" calcext:value-type="time">
            <text:p>17: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8H10M00S" calcext:value-type="time">
            <text:p>18: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8H20M00S" calcext:value-type="time">
            <text:p>18: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8H30M00S" calcext:value-type="time">
            <text:p>18: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8H40M00S" calcext:value-type="time">
            <text:p>18: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8H50M00S" calcext:value-type="time">
            <text:p>18: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00M00S" calcext:value-type="time">
            <text:p>19: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10M00S" calcext:value-type="time">
            <text:p>19: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20M00S" calcext:value-type="time">
            <text:p>19: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30M00S" calcext:value-type="time">
            <text:p>19: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0M00S" calcext:value-type="time">
            <text:p>19:4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0M00S" calcext:value-type="time">
            <text:p>19: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20H00M00S" calcext:value-type="time">
            <text:p>20: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20H10M00S" calcext:value-type="time">
            <text:p>20: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20H20M00S" calcext:value-type="time">
            <text:p>20: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20H30M00S" calcext:value-type="time">
            <text:p>20: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20H40M00S" calcext:value-type="time">
            <text:p>20: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20H50M00S" calcext:value-type="time">
            <text:p>20: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21H00M00S" calcext:value-type="time">
            <text:p>21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21H10M00S" calcext:value-type="time">
            <text:p>21: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21H20M00S" calcext:value-type="time">
            <text:p>21: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21H30M00S" calcext:value-type="time">
            <text:p>21: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21H40M00S" calcext:value-type="time">
            <text:p>21: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21H50M00S" calcext:value-type="time">
            <text:p>21: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22H00M00S" calcext:value-type="time">
            <text:p>22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22H10M00S" calcext:value-type="time">
            <text:p>22: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22H20M00S" calcext:value-type="time">
            <text:p>22: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22H30M00S" calcext:value-type="time">
            <text:p>22: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22H40M00S" calcext:value-type="time">
            <text:p>22: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22H50M00S" calcext:value-type="time">
            <text:p>22: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23H00M00S" calcext:value-type="time">
            <text:p>23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23H10M00S" calcext:value-type="time">
            <text:p>23: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23H20M00S" calcext:value-type="time">
            <text:p>23: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23H30M00S" calcext:value-type="time">
            <text:p>23: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23H40M00S" calcext:value-type="time">
            <text:p>23: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23H50M00S" calcext:value-type="time">
            <text:p>23: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0H00M00S" calcext:value-type="time">
            <text:p>00: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0H10M00S" calcext:value-type="time">
            <text:p>00: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0H20M00S" calcext:value-type="time">
            <text:p>00: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0H30M00S" calcext:value-type="time">
            <text:p>00: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0H40M00S" calcext:value-type="time">
            <text:p>00:4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0H50M00S" calcext:value-type="time">
            <text:p>00:5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1H00M00S" calcext:value-type="time">
            <text:p>01: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1H10M00S" calcext:value-type="time">
            <text:p>01: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1H20M00S" calcext:value-type="time">
            <text:p>01: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1H30M00S" calcext:value-type="time">
            <text:p>01:3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1H40M00S" calcext:value-type="time">
            <text:p>01:4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1H50M00S" calcext:value-type="time">
            <text:p>01:5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2H00M00S" calcext:value-type="time">
            <text:p>02: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2H10M00S" calcext:value-type="time">
            <text:p>02: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2H20M00S" calcext:value-type="time">
            <text:p>02: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2H30M00S" calcext:value-type="time">
            <text:p>02:3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2H40M00S" calcext:value-type="time">
            <text:p>02:4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2H50M00S" calcext:value-type="time">
            <text:p>02: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3H00M00S" calcext:value-type="time">
            <text:p>03: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3H10M00S" calcext:value-type="time">
            <text:p>03: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3H20M00S" calcext:value-type="time">
            <text:p>03: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3H30M00S" calcext:value-type="time">
            <text:p>03:3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3H40M00S" calcext:value-type="time">
            <text:p>03:4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3H50M00S" calcext:value-type="time">
            <text:p>03:5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4H00M00S" calcext:value-type="time">
            <text:p>04: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4H10M00S" calcext:value-type="time">
            <text:p>04: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4H20M00S" calcext:value-type="time">
            <text:p>04: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4H30M00S" calcext:value-type="time">
            <text:p>04:3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4H40M00S" calcext:value-type="time">
            <text:p>04:4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4H50M00S" calcext:value-type="time">
            <text:p>04:5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5H00M00S" calcext:value-type="time">
            <text:p>05: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5H10M00S" calcext:value-type="time">
            <text:p>05: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5H20M00S" calcext:value-type="time">
            <text:p>05: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5H30M00S" calcext:value-type="time">
            <text:p>05: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5H40M00S" calcext:value-type="time">
            <text:p>05:4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5H50M00S" calcext:value-type="time">
            <text:p>05: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6H00M00S" calcext:value-type="time">
            <text:p>06: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6H10M00S" calcext:value-type="time">
            <text:p>06: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6H20M00S" calcext:value-type="time">
            <text:p>06: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6H30M00S" calcext:value-type="time">
            <text:p>06: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6H40M00S" calcext:value-type="time">
            <text:p>06:4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6H50M00S" calcext:value-type="time">
            <text:p>06: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7H00M00S" calcext:value-type="time">
            <text:p>07: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7H10M00S" calcext:value-type="time">
            <text:p>07: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7H20M00S" calcext:value-type="time">
            <text:p>07: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7H30M00S" calcext:value-type="time">
            <text:p>07: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7H40M00S" calcext:value-type="time">
            <text:p>07: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7H50M00S" calcext:value-type="time">
            <text:p>07: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8H00M00S" calcext:value-type="time">
            <text:p>08: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8H10M00S" calcext:value-type="time">
            <text:p>08: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8H20M00S" calcext:value-type="time">
            <text:p>08: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8H30M00S" calcext:value-type="time">
            <text:p>08: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8H40M00S" calcext:value-type="time">
            <text:p>08: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8H50M00S" calcext:value-type="time">
            <text:p>08: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9H00M00S" calcext:value-type="time">
            <text:p>09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9H10M00S" calcext:value-type="time">
            <text:p>09: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9H20M00S" calcext:value-type="time">
            <text:p>09:2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9H30M00S" calcext:value-type="time">
            <text:p>09:3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9H40M00S" calcext:value-type="time">
            <text:p>09:4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9H50M00S" calcext:value-type="time">
            <text:p>09:5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0H00M00S" calcext:value-type="time">
            <text:p>10: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0H10M00S" calcext:value-type="time">
            <text:p>10: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0H20M00S" calcext:value-type="time">
            <text:p>10: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0H30M00S" calcext:value-type="time">
            <text:p>10: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0H40M00S" calcext:value-type="time">
            <text:p>10: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0H50M00S" calcext:value-type="time">
            <text:p>10: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1H00M00S" calcext:value-type="time">
            <text:p>11: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1H10M00S" calcext:value-type="time">
            <text:p>11:1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1H20M00S" calcext:value-type="time">
            <text:p>11: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1H30M00S" calcext:value-type="time">
            <text:p>11: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1H40M00S" calcext:value-type="time">
            <text:p>11: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1H50M00S" calcext:value-type="time">
            <text:p>11:5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10M00S" calcext:value-type="time">
            <text:p>12:1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20M00S" calcext:value-type="time">
            <text:p>12:2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0M00S" calcext:value-type="time">
            <text:p>12:3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0M00S" calcext:value-type="time">
            <text:p>12: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50M00S" calcext:value-type="time">
            <text:p>12:5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3H00M00S" calcext:value-type="time">
            <text:p>13: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3H10M00S" calcext:value-type="time">
            <text:p>13: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3H20M00S" calcext:value-type="time">
            <text:p>13: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3H30M00S" calcext:value-type="time">
            <text:p>13: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3H40M00S" calcext:value-type="time">
            <text:p>13: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3H50M00S" calcext:value-type="time">
            <text:p>13: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4H00M00S" calcext:value-type="time">
            <text:p>14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4H10M00S" calcext:value-type="time">
            <text:p>14: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4H20M00S" calcext:value-type="time">
            <text:p>14: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4H30M00S" calcext:value-type="time">
            <text:p>14: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4H40M00S" calcext:value-type="time">
            <text:p>14: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4H50M00S" calcext:value-type="time">
            <text:p>14: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5H10M00S" calcext:value-type="time">
            <text:p>15: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5H20M00S" calcext:value-type="time">
            <text:p>15: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5H30M00S" calcext:value-type="time">
            <text:p>15: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5H40M00S" calcext:value-type="time">
            <text:p>15: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5H50M00S" calcext:value-type="time">
            <text:p>15: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6H00M00S" calcext:value-type="time">
            <text:p>16: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6H10M00S" calcext:value-type="time">
            <text:p>16: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6H20M00S" calcext:value-type="time">
            <text:p>16:2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6H30M00S" calcext:value-type="time">
            <text:p>16: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6H40M00S" calcext:value-type="time">
            <text:p>16: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6H50M00S" calcext:value-type="time">
            <text:p>16:5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7H00M00S" calcext:value-type="time">
            <text:p>17:0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7H10M00S" calcext:value-type="time">
            <text:p>17:1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7H20M00S" calcext:value-type="time">
            <text:p>17: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7H30M00S" calcext:value-type="time">
            <text:p>17:3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7H40M00S" calcext:value-type="time">
            <text:p>17:4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7H50M00S" calcext:value-type="time">
            <text:p>17:5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8H00M00S" calcext:value-type="time">
            <text:p>18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8H10M00S" calcext:value-type="time">
            <text:p>18: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8H20M00S" calcext:value-type="time">
            <text:p>18: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8H30M00S" calcext:value-type="time">
            <text:p>18: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8H40M00S" calcext:value-type="time">
            <text:p>18: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8H50M00S" calcext:value-type="time">
            <text:p>18: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00M00S" calcext:value-type="time">
            <text:p>19: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10M00S" calcext:value-type="time">
            <text:p>19: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20M00S" calcext:value-type="time">
            <text:p>19: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30M00S" calcext:value-type="time">
            <text:p>19: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0M00S" calcext:value-type="time">
            <text:p>19:4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0M00S" calcext:value-type="time">
            <text:p>19: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20H00M00S" calcext:value-type="time">
            <text:p>20: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20H10M00S" calcext:value-type="time">
            <text:p>20: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20H20M00S" calcext:value-type="time">
            <text:p>20: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20H30M00S" calcext:value-type="time">
            <text:p>20: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20H40M00S" calcext:value-type="time">
            <text:p>20:4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20H50M00S" calcext:value-type="time">
            <text:p>20: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21H00M00S" calcext:value-type="time">
            <text:p>21: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21H10M00S" calcext:value-type="time">
            <text:p>21: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21H20M00S" calcext:value-type="time">
            <text:p>21: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21H30M00S" calcext:value-type="time">
            <text:p>21: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21H40M00S" calcext:value-type="time">
            <text:p>21:4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21H50M00S" calcext:value-type="time">
            <text:p>21: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22H00M00S" calcext:value-type="time">
            <text:p>22: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22H10M00S" calcext:value-type="time">
            <text:p>22: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22H20M00S" calcext:value-type="time">
            <text:p>22: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22H30M00S" calcext:value-type="time">
            <text:p>22:3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22H40M00S" calcext:value-type="time">
            <text:p>22:4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22H50M00S" calcext:value-type="time">
            <text:p>22: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23H10M00S" calcext:value-type="time">
            <text:p>23: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23H20M00S" calcext:value-type="time">
            <text:p>23: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23H30M00S" calcext:value-type="time">
            <text:p>23:3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23H40M00S" calcext:value-type="time">
            <text:p>23:4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23H50M00S" calcext:value-type="time">
            <text:p>23:5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0H00M00S" calcext:value-type="time">
            <text:p>00: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0H10M00S" calcext:value-type="time">
            <text:p>00: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0H20M00S" calcext:value-type="time">
            <text:p>00: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0H30M00S" calcext:value-type="time">
            <text:p>00: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0H40M00S" calcext:value-type="time">
            <text:p>00:4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0H50M00S" calcext:value-type="time">
            <text:p>00: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1H00M00S" calcext:value-type="time">
            <text:p>01: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1H10M00S" calcext:value-type="time">
            <text:p>01: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1H20M00S" calcext:value-type="time">
            <text:p>01: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1H30M00S" calcext:value-type="time">
            <text:p>01: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1H40M00S" calcext:value-type="time">
            <text:p>01:4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1H50M00S" calcext:value-type="time">
            <text:p>01: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2H00M00S" calcext:value-type="time">
            <text:p>02: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2H10M00S" calcext:value-type="time">
            <text:p>02: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2H20M00S" calcext:value-type="time">
            <text:p>02: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2H30M00S" calcext:value-type="time">
            <text:p>02: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2H40M00S" calcext:value-type="time">
            <text:p>02:4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2H50M00S" calcext:value-type="time">
            <text:p>02: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3H00M00S" calcext:value-type="time">
            <text:p>03: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3H10M00S" calcext:value-type="time">
            <text:p>03: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3H20M00S" calcext:value-type="time">
            <text:p>03: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3H30M00S" calcext:value-type="time">
            <text:p>03: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3H40M00S" calcext:value-type="time">
            <text:p>03:4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3H50M00S" calcext:value-type="time">
            <text:p>03: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4H00M00S" calcext:value-type="time">
            <text:p>04: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4H10M00S" calcext:value-type="time">
            <text:p>04: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4H20M00S" calcext:value-type="time">
            <text:p>04: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4H30M00S" calcext:value-type="time">
            <text:p>04: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4H40M00S" calcext:value-type="time">
            <text:p>04:4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4H50M00S" calcext:value-type="time">
            <text:p>04: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5H00M00S" calcext:value-type="time">
            <text:p>05: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5H10M00S" calcext:value-type="time">
            <text:p>05: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5H20M00S" calcext:value-type="time">
            <text:p>05: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5H30M00S" calcext:value-type="time">
            <text:p>05: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5H40M00S" calcext:value-type="time">
            <text:p>05:4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5H50M00S" calcext:value-type="time">
            <text:p>05: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6H00M00S" calcext:value-type="time">
            <text:p>06: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6H10M00S" calcext:value-type="time">
            <text:p>06: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6H20M00S" calcext:value-type="time">
            <text:p>06: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6H30M00S" calcext:value-type="time">
            <text:p>06: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6H40M00S" calcext:value-type="time">
            <text:p>06:4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6H50M00S" calcext:value-type="time">
            <text:p>06: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7H00M00S" calcext:value-type="time">
            <text:p>07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7H10M00S" calcext:value-type="time">
            <text:p>07: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7H20M00S" calcext:value-type="time">
            <text:p>07: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7H30M00S" calcext:value-type="time">
            <text:p>07: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7H40M00S" calcext:value-type="time">
            <text:p>07: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7H50M00S" calcext:value-type="time">
            <text:p>07: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8H00M00S" calcext:value-type="time">
            <text:p>08: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8H10M00S" calcext:value-type="time">
            <text:p>08: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8H20M00S" calcext:value-type="time">
            <text:p>08: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8H30M00S" calcext:value-type="time">
            <text:p>08: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8H40M00S" calcext:value-type="time">
            <text:p>08: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8H50M00S" calcext:value-type="time">
            <text:p>08: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9H00M00S" calcext:value-type="time">
            <text:p>09: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9H10M00S" calcext:value-type="time">
            <text:p>09: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9H20M00S" calcext:value-type="time">
            <text:p>09:2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9H30M00S" calcext:value-type="time">
            <text:p>09: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9H40M00S" calcext:value-type="time">
            <text:p>09:4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9H50M00S" calcext:value-type="time">
            <text:p>09:5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0H00M00S" calcext:value-type="time">
            <text:p>10: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0H10M00S" calcext:value-type="time">
            <text:p>10: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0H20M00S" calcext:value-type="time">
            <text:p>10: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0H30M00S" calcext:value-type="time">
            <text:p>10:3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0H40M00S" calcext:value-type="time">
            <text:p>10:4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0H50M00S" calcext:value-type="time">
            <text:p>10:5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1H00M00S" calcext:value-type="time">
            <text:p>11: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1H10M00S" calcext:value-type="time">
            <text:p>11: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1H20M00S" calcext:value-type="time">
            <text:p>11: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1H30M00S" calcext:value-type="time">
            <text:p>11: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1H40M00S" calcext:value-type="time">
            <text:p>11: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1H50M00S" calcext:value-type="time">
            <text:p>11:5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2H00M00S" calcext:value-type="time">
            <text:p>12: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2H10M00S" calcext:value-type="time">
            <text:p>12: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2H20M00S" calcext:value-type="time">
            <text:p>12: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2H30M00S" calcext:value-type="time">
            <text:p>12: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2H40M00S" calcext:value-type="time">
            <text:p>12:4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2H50M00S" calcext:value-type="time">
            <text:p>12: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3H00M00S" calcext:value-type="time">
            <text:p>13: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3H10M00S" calcext:value-type="time">
            <text:p>13: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3H20M00S" calcext:value-type="time">
            <text:p>13:2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3H30M00S" calcext:value-type="time">
            <text:p>13: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3H40M00S" calcext:value-type="time">
            <text:p>13:4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3H50M00S" calcext:value-type="time">
            <text:p>13:5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4H00M00S" calcext:value-type="time">
            <text:p>14: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4H10M00S" calcext:value-type="time">
            <text:p>14: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4H20M00S" calcext:value-type="time">
            <text:p>14: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4H30M00S" calcext:value-type="time">
            <text:p>14: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4H40M00S" calcext:value-type="time">
            <text:p>14: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4H50M00S" calcext:value-type="time">
            <text:p>14: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5H10M00S" calcext:value-type="time">
            <text:p>15:1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5H20M00S" calcext:value-type="time">
            <text:p>15:2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5H30M00S" calcext:value-type="time">
            <text:p>15: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5H40M00S" calcext:value-type="time">
            <text:p>15:4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5H50M00S" calcext:value-type="time">
            <text:p>15:5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6H00M00S" calcext:value-type="time">
            <text:p>16: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6H10M00S" calcext:value-type="time">
            <text:p>16: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6H20M00S" calcext:value-type="time">
            <text:p>16: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6H30M00S" calcext:value-type="time">
            <text:p>16: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6H40M00S" calcext:value-type="time">
            <text:p>16:4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6H50M00S" calcext:value-type="time">
            <text:p>16:5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7H00M00S" calcext:value-type="time">
            <text:p>17: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7H10M00S" calcext:value-type="time">
            <text:p>17: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7H20M00S" calcext:value-type="time">
            <text:p>17:2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7H30M00S" calcext:value-type="time">
            <text:p>17:3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7H40M00S" calcext:value-type="time">
            <text:p>17:4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7H50M00S" calcext:value-type="time">
            <text:p>17:5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8H10M00S" calcext:value-type="time">
            <text:p>18: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8H20M00S" calcext:value-type="time">
            <text:p>18: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8H30M00S" calcext:value-type="time">
            <text:p>18: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8H40M00S" calcext:value-type="time">
            <text:p>18: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8H50M00S" calcext:value-type="time">
            <text:p>18: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9H00M00S" calcext:value-type="time">
            <text:p>19: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9H10M00S" calcext:value-type="time">
            <text:p>19: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9H20M00S" calcext:value-type="time">
            <text:p>19: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9H30M00S" calcext:value-type="time">
            <text:p>19: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9H40M00S" calcext:value-type="time">
            <text:p>19: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19H50M00S" calcext:value-type="time">
            <text:p>19: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20H00M00S" calcext:value-type="time">
            <text:p>20: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20H10M00S" calcext:value-type="time">
            <text:p>20: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20H20M00S" calcext:value-type="time">
            <text:p>20: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20H30M00S" calcext:value-type="time">
            <text:p>20: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20H40M00S" calcext:value-type="time">
            <text:p>20: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20H50M00S" calcext:value-type="time">
            <text:p>20: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21H00M00S" calcext:value-type="time">
            <text:p>21: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21H10M00S" calcext:value-type="time">
            <text:p>21: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21H20M00S" calcext:value-type="time">
            <text:p>21: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21H30M00S" calcext:value-type="time">
            <text:p>21: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21H40M00S" calcext:value-type="time">
            <text:p>21: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21H50M00S" calcext:value-type="time">
            <text:p>21: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22H00M00S" calcext:value-type="time">
            <text:p>22: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22H10M00S" calcext:value-type="time">
            <text:p>22: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22H20M00S" calcext:value-type="time">
            <text:p>22: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22H30M00S" calcext:value-type="time">
            <text:p>22: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22H40M00S" calcext:value-type="time">
            <text:p>22:4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22H50M00S" calcext:value-type="time">
            <text:p>22: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23H00M00S" calcext:value-type="time">
            <text:p>23: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23H10M00S" calcext:value-type="time">
            <text:p>23: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23H20M00S" calcext:value-type="time">
            <text:p>23: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23H30M00S" calcext:value-type="time">
            <text:p>23: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23H40M00S" calcext:value-type="time">
            <text:p>23:4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23H50M00S" calcext:value-type="time">
            <text:p>23: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time" office:time-value="PT00H00M00S" calcext:value-type="time">
            <text:p>00: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time" office:time-value="PT00H10M00S" calcext:value-type="time">
            <text:p>00: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time" office:time-value="PT00H20M00S" calcext:value-type="time">
            <text:p>00: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time" office:time-value="PT00H30M00S" calcext:value-type="time">
            <text:p>00: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time" office:time-value="PT00H40M00S" calcext:value-type="time">
            <text:p>00:4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time" office:time-value="PT00H50M00S" calcext:value-type="time">
            <text:p>00: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time" office:time-value="PT01H00M00S" calcext:value-type="time">
            <text:p>01: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time" office:time-value="PT01H10M00S" calcext:value-type="time">
            <text:p>01: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time" office:time-value="PT01H20M00S" calcext:value-type="time">
            <text:p>01: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time" office:time-value="PT01H30M00S" calcext:value-type="time">
            <text:p>01: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time" office:time-value="PT01H40M00S" calcext:value-type="time">
            <text:p>01:4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time" office:time-value="PT01H50M00S" calcext:value-type="time">
            <text:p>01: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time" office:time-value="PT02H00M00S" calcext:value-type="time">
            <text:p>02: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time" office:time-value="PT02H10M00S" calcext:value-type="time">
            <text:p>02: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time" office:time-value="PT02H20M00S" calcext:value-type="time">
            <text:p>02: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time" office:time-value="PT02H30M00S" calcext:value-type="time">
            <text:p>02: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time" office:time-value="PT02H40M00S" calcext:value-type="time">
            <text:p>02:4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time" office:time-value="PT02H50M00S" calcext:value-type="time">
            <text:p>02: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time" office:time-value="PT03H00M00S" calcext:value-type="time">
            <text:p>03: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time" office:time-value="PT03H10M00S" calcext:value-type="time">
            <text:p>03: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time" office:time-value="PT03H20M00S" calcext:value-type="time">
            <text:p>03: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time" office:time-value="PT03H30M00S" calcext:value-type="time">
            <text:p>03:3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time" office:time-value="PT03H40M00S" calcext:value-type="time">
            <text:p>03:4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time" office:time-value="PT03H50M00S" calcext:value-type="time">
            <text:p>03: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"/>
        </table:table-row>
        <table:table-row table:style-name="ro1" table:number-rows-repeated="1047830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09:37:13.599084633</meta:creation-date>
    <dc:date>2016-11-26T10:15:08.172720913</dc:date>
    <meta:editing-duration>PT7M22S</meta:editing-duration>
    <meta:editing-cycles>1</meta:editing-cycles>
    <meta:document-statistic meta:table-count="1" meta:cell-count="5221" meta:object-count="0"/>
    <meta:generator>LibreOffice/4.2.8.2$Linux_x86 LibreOffice_project/420m0$Build-2</meta:generator>
  </office:meta>
</office:document-meta>
</file>